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Medium" svg:font-family="'Noto Sans Display Medium'" style:font-family-generic="swiss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5983b0" draw:marker-start-width="0.279cm" draw:marker-end-width="0.279cm" draw:fill-color="#ffffff" draw:textarea-horizontal-align="justify" draw:textarea-vertical-align="middle" draw:auto-grow-height="false" fo:min-height="4.448cm" fo:min-width="9.94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5983b0" draw:marker-start-width="0.279cm" draw:marker-end-width="0.279cm" draw:fill-color="#ffffff" draw:textarea-horizontal-align="justify" draw:textarea-vertical-align="middle" draw:auto-grow-height="false" fo:min-height="5.75cm" fo:min-width="10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Double_20_Dash_20__28_Rounded_29_" svg:stroke-width="0.053cm" svg:stroke-color="#5983b0" draw:marker-start-width="0.279cm" draw:marker-end-width="0.279cm" svg:stroke-linecap="roun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5983b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5983b0" draw:marker-start-width="0.279cm" draw:marker-end-width="0.279cm" draw:fill="none" draw:fill-color="#ffffff" draw:textarea-vertical-align="middle" fo:min-height="1.25cm"/>
      <style:paragraph-properties style:writing-mode="lr-tb"/>
    </style:style>
    <style:style style:name="gr6" style:family="graphic" style:parent-style-name="standard">
      <style:graphic-properties draw:stroke="none" svg:stroke-width="0.053cm" svg:stroke-color="#5983b0" draw:marker-start-width="0.279cm" draw:marker-end-width="0.279cm" draw:fill="none" draw:fill-color="#ffffff" draw:textarea-vertical-align="middle" fo:min-height="1.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color="#5983b0" loext:opacity="100%" style:font-name="Noto Sans Display Medium"/>
    </style:style>
    <style:style style:name="P2" style:family="paragraph">
      <style:paragraph-properties fo:text-align="center"/>
      <style:text-properties fo:color="#5983b0" loext:opacity="100%" style:font-name="Noto Sans Display Medium"/>
    </style:style>
    <style:style style:name="P3" style:family="paragraph">
      <loext:graphic-properties draw:fill="none"/>
      <style:paragraph-properties fo:text-align="center"/>
      <style:text-properties fo:color="#5983b0" loext:opacity="100%" style:font-name="Noto Sans Display Medium"/>
    </style:style>
    <style:style style:name="P4" style:family="paragraph">
      <loext:graphic-properties draw:fill="none" draw:fill-color="#ffffff"/>
      <style:paragraph-properties fo:text-align="center"/>
      <style:text-properties fo:color="#5983b0" loext:opacity="100%" style:font-name="Noto Sans Display Medium"/>
    </style:style>
    <style:style style:name="P5" style:family="paragraph">
      <style:paragraph-properties fo:text-align="start"/>
      <style:text-properties fo:color="#5983b0" loext:opacity="100%" style:font-name="Noto Sans Display Medium"/>
    </style:style>
    <style:style style:name="P6" style:family="paragraph">
      <loext:graphic-properties draw:fill="none" draw:fill-color="#ffffff"/>
      <style:paragraph-properties fo:text-align="start"/>
      <style:text-properties fo:color="#5983b0" loext:opacity="100%" style:font-name="Noto Sans Display Medium"/>
    </style:style>
    <style:style style:name="P7" style:family="paragraph">
      <style:paragraph-properties fo:text-align="center"/>
      <style:text-properties fo:color="#666666" loext:opacity="100%" style:font-name="Noto Sans Display Light"/>
    </style:style>
    <style:style style:name="P8" style:family="paragraph">
      <loext:graphic-properties draw:fill="none" draw:fill-color="#ffffff"/>
      <style:paragraph-properties fo:text-align="center"/>
      <style:text-properties fo:color="#666666" loext:opacity="100%" style:font-name="Noto Sans Display Light" fo:font-size="40pt" style:font-size-asian="40pt" style:font-size-complex="40pt"/>
    </style:style>
    <style:style style:name="P9" style:family="paragraph">
      <style:paragraph-properties fo:text-align="center"/>
      <style:text-properties fo:color="#729fcf" loext:opacity="100%" style:font-name="Noto Sans Display Medium"/>
    </style:style>
    <style:style style:name="P10" style:family="paragraph">
      <loext:graphic-properties draw:fill="none" draw:fill-color="#ffffff"/>
      <style:paragraph-properties fo:text-align="center"/>
      <style:text-properties fo:color="#729fcf" loext:opacity="100%" style:font-name="Noto Sans Display Mediu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Noto Sans Display Medium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0.5cm" svg:height="4.75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0.5cm" svg:height="4.75cm" svg:x="17.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10.5cm" svg:height="6cm" svg:x="9.6cm" svg:y="4.25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85cm" svg:y1="10.25cm" svg:x2="7.35cm" svg:y2="15cm" draw:start-shape="id1" draw:start-glue-point="2" draw:end-shape="id2" svg:d="M14850 10250v2375h-7500v2375" svg:viewBox="0 0 7501 4751">
          <text:p/>
        </draw:connector>
        <draw:connector draw:style-name="gr3" draw:text-style-name="P2" draw:layer="layout" svg:x1="14.85cm" svg:y1="10.25cm" svg:x2="22.35cm" svg:y2="15cm" draw:start-shape="id1" draw:start-glue-point="2" draw:end-shape="id3" draw:end-glue-point="0" svg:d="M14850 10250v2375h7500v2375" svg:viewBox="0 0 7501 4751">
          <text:p/>
        </draw:connector>
        <draw:line draw:style-name="gr4" draw:text-style-name="P3" draw:layer="layout" svg:x1="9.6cm" svg:y1="5.9cm" svg:x2="20.1cm" svg:y2="5.9cm">
          <text:p/>
        </draw:line>
        <draw:line draw:style-name="gr4" draw:text-style-name="P3" draw:layer="layout" svg:x1="9.6cm" svg:y1="8cm" svg:x2="20.1cm" svg:y2="8cm">
          <text:p/>
        </draw:line>
        <draw:frame draw:style-name="gr5" draw:text-style-name="P4" draw:layer="layout" svg:width="10.5cm" svg:height="1.5cm" svg:x="9.6cm" svg:y="4.25cm">
          <draw:text-box>
            <text:p text:style-name="P2">Class</text:p>
          </draw:text-box>
        </draw:frame>
        <draw:frame draw:style-name="gr6" draw:text-style-name="P6" draw:layer="layout" svg:width="10.5cm" svg:height="2.05cm" svg:x="9.6cm" svg:y="5.95cm">
          <draw:text-box>
            <text:p text:style-name="P5">-attributeA: str<text:line-break/>-attributeB: int</text:p>
          </draw:text-box>
        </draw:frame>
        <draw:frame draw:style-name="gr6" draw:text-style-name="P6" draw:layer="layout" svg:width="10.5cm" svg:height="2.05cm" svg:x="9.6cm" svg:y="8.2cm">
          <draw:text-box>
            <text:p text:style-name="P5">--methodA()</text:p>
          </draw:text-box>
        </draw:frame>
        <draw:line draw:style-name="gr4" draw:text-style-name="P3" draw:layer="layout" svg:x1="2.1cm" svg:y1="16.5cm" svg:x2="12.6cm" svg:y2="16.5cm">
          <text:p/>
        </draw:line>
        <draw:line draw:style-name="gr4" draw:text-style-name="P3" draw:layer="layout" svg:x1="17.1cm" svg:y1="16.5cm" svg:x2="27.6cm" svg:y2="16.5cm">
          <text:p/>
        </draw:line>
        <draw:frame draw:style-name="gr5" draw:text-style-name="P4" draw:layer="layout" svg:width="10.5cm" svg:height="1.5cm" svg:x="2.1cm" svg:y="15.05cm">
          <draw:text-box>
            <text:p text:style-name="P2">object1: Class</text:p>
          </draw:text-box>
        </draw:frame>
        <draw:frame draw:style-name="gr6" draw:text-style-name="P6" draw:layer="layout" svg:width="10.5cm" svg:height="2.05cm" svg:x="2.1cm" svg:y="17.15cm">
          <draw:text-box>
            <text:p text:style-name="P5">-attributeA: str = “aaa”<text:line-break/>-attributeB: int = 99</text:p>
          </draw:text-box>
        </draw:frame>
        <draw:frame draw:style-name="gr6" draw:text-style-name="P6" draw:layer="layout" svg:width="10.5cm" svg:height="2.05cm" svg:x="17.1cm" svg:y="17.15cm">
          <draw:text-box>
            <text:p text:style-name="P5">-attributeA: str = “bbb”<text:line-break/>-attributeB: int = 66</text:p>
          </draw:text-box>
        </draw:frame>
        <draw:frame draw:style-name="gr7" draw:text-style-name="P8" draw:layer="layout" svg:width="27.7cm" svg:height="2.5cm" svg:x="1cm" svg:y="1cm">
          <draw:text-box>
            <text:p text:style-name="P7"><text:span text:style-name="T1">Class diagram | </text:span><text:span text:style-name="T2">Template</text:span></text:p>
          </draw:text-box>
        </draw:frame>
        <draw:frame draw:style-name="gr5" draw:text-style-name="P4" draw:layer="layout" svg:width="10.5cm" svg:height="1.5cm" svg:x="17.1cm" svg:y="15.05cm">
          <draw:text-box>
            <text:p text:style-name="P2">object2: Class</text:p>
          </draw:text-box>
        </draw:frame>
        <draw:frame draw:style-name="gr8" draw:text-style-name="P10" draw:layer="layout" svg:width="7.5cm" svg:height="1.25cm" svg:x="7.25cm" svg:y="11.35cm">
          <draw:text-box>
            <text:p text:style-name="P9">&lt; instanceOf &gt;</text:p>
          </draw:text-box>
        </draw:frame>
        <draw:frame draw:style-name="gr8" draw:text-style-name="P10" draw:layer="layout" svg:width="7.5cm" svg:height="1.25cm" svg:x="14.85cm" svg:y="11.35cm">
          <draw:text-box>
            <text:p text:style-name="P9">&lt; instanceOf &gt;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Medium" svg:font-family="'Noto Sans Display Medium'" style:font-family-generic="swiss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体 CN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7T22:56:58.909213295</meta:creation-date>
    <dc:date>2022-06-27T23:13:45.029916279</dc:date>
    <meta:editing-duration>PT5M55S</meta:editing-duration>
    <meta:editing-cycles>2</meta:editing-cycles>
    <meta:generator>LibreOffice/7.3.4.2$Linux_X86_64 LibreOffice_project/30$Build-2</meta:generator>
    <meta:document-statistic meta:object-count="19"/>
  </office:meta>
</office:document-meta>
</file>